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8.366cm"/>
    </style:style>
    <style:style style:name="co5" style:family="table-column">
      <style:table-column-properties fo:break-before="auto" style:column-width="17.00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1.317cm"/>
    </style:style>
    <style:style style:name="co8" style:family="table-column">
      <style:table-column-properties fo:break-before="auto" style:column-width="1.0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3" office:value-type="string">
            <text:p>level</text:p>
          </table:table-cell>
          <table:table-cell table:style-name="ce5" office:value-type="string">
            <text:p>problem</text:p>
          </table:table-cell>
          <table:table-cell table:style-name="ce5" office:value-type="string">
            <text:p>note</text:p>
          </table:table-cell>
          <table:table-cell table:style-name="ce5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float" office:value="2">
            <text:p>2</text:p>
          </table:table-cell>
          <table:table-cell table:style-name="ce6" office:value-type="string">
            <text:p>Wynik meczu</text:p>
          </table:table-cell>
          <table:table-cell table:style-name="ce6"/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6" office:value-type="string">
            <text:p>Najwiekszy plus</text:p>
          </table:table-cell>
          <table:table-cell table:style-name="ce6"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Ploty</text:p>
          </table:table-cell>
          <table:table-cell table:style-name="ce7"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Czekolada</text:p>
          </table:table-cell>
          <table:table-cell table:style-name="ce7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Roznorodnosc</text:p>
          </table:table-cell>
          <table:table-cell table:style-name="ce7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Notowania akcji</text:p>
          </table:table-cell>
          <table:table-cell table:style-name="ce7"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Spacery po drzewie binarnym</text:p>
          </table:table-cell>
          <table:table-cell table:style-name="ce7"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Usuwanka</text:p>
          </table:table-cell>
          <table:table-cell table:style-name="ce7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Ciag rosnacy</text:p>
          </table:table-cell>
          <table:table-cell table:style-name="ce7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Scrabble</text:p>
          </table:table-cell>
          <table:table-cell table:style-name="ce7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7" office:value-type="string">
            <text:p>Drabina z nici</text:p>
          </table:table-cell>
          <table:table-cell table:style-name="ce7"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office:value-type="float" office:value="3">
            <text:p>3</text:p>
          </table:table-cell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Rysowanie trojkatow</text:p>
          </table:table-cell>
          <table:table-cell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Stabilny ciag</text:p>
          </table:table-cell>
          <table:table-cell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office:value-type="float" office:value="3">
            <text:p>3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Ustawianie gonca</text:p>
          </table:table-cell>
          <table:table-cell table:style-name="ce10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Piramida liczbowa</text:p>
          </table:table-cell>
          <table:table-cell table:style-name="ce10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Podzielnosc kontraktuje</text:p>
          </table:table-cell>
          <table:table-cell table:style-name="ce11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Reforma drogowa</text:p>
          </table:table-cell>
          <table:covered-table-cell table:style-name="ce10"/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0" office:value-type="string">
            <text:p>Bezbledne sortowanie</text:p>
          </table:table-cell>
          <table:covered-table-cell table:style-name="ce10"/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Liczby krolewskie OIG</text:p>
          </table:table-cell>
          <table:table-cell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Gotowka OIG</text:p>
          </table:table-cell>
          <table:table-cell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Zarowki OIG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Drzewa OIG</text:p>
          </table:table-cell>
          <table:table-cell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Obwarzanki OIG</text:p>
          </table:table-cell>
          <table:table-cell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Skrzaty OIG</text:p>
          </table:table-cell>
          <table:table-cell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Wiersz OIG</text:p>
          </table:table-cell>
          <table:table-cell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first order</text:p>
          </table:table-cell>
          <table:table-cell table:style-name="ce12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>
            <text:p>learn lambda for sor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itializer l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in segment tre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0">20.04.2025</text:date>, <text:time>17:45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4-20T17:45:47.77</dc:date>
    <dc:creator>Marek P3mar</dc:creator>
    <meta:editing-duration>PT2H26M55S</meta:editing-duration>
    <meta:editing-cycles>81</meta:editing-cycles>
    <meta:generator>OpenOffice/4.1.13$Win32 OpenOffice.org_project/4113m1$Build-9810</meta:generator>
    <meta:document-statistic meta:table-count="2" meta:cell-count="105" meta:object-count="0"/>
  </office:meta>
</office:document-meta>
</file>